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1.27cm" style:auto-text-indent="false"/>
      <style:text-properties fo:font-weight="bold" style:font-weight-asian="bold" style:font-weight-complex="bold"/>
    </style:style>
    <style:style style:name="P3" style:family="paragraph" style:parent-style-name="Standard" style:list-style-name="WWNum1">
      <style:text-properties fo:font-weight="bold" style:font-weight-asian="bold" style:font-weight-complex="bold"/>
    </style:style>
    <style:style style:name="P4" style:family="paragraph" style:parent-style-name="Standard" style:list-style-name="WWNum2">
      <style:text-properties fo:font-weight="bold" style:font-weight-asian="bold" style:font-weight-complex="bold"/>
    </style:style>
    <style:style style:name="P5" style:family="paragraph" style:parent-style-name="Standard" style:list-style-name="WWNum3">
      <style:text-properties fo:font-weight="bold" style:font-weight-asian="bold" style:font-weight-complex="bold"/>
    </style:style>
    <style:style style:name="P6" style:family="paragraph" style:parent-style-name="Standard" style:list-style-name="WWNum4">
      <style:text-properties fo:font-weight="bold" style:font-weight-asian="bold" style:font-weight-complex="bold"/>
    </style:style>
    <style:style style:name="P7" style:family="paragraph" style:parent-style-name="Standard" style:list-style-name="WWNum5">
      <style:text-properties fo:font-weight="bold" style:font-weight-asian="bold" style:font-weight-complex="bold"/>
    </style:style>
    <style:style style:name="P8" style:family="paragraph" style:parent-style-name="Standard" style:list-style-name="WWNum6">
      <style:text-properties fo:font-weight="bold" style:font-weight-asian="bold" style:font-weight-complex="bold"/>
    </style:style>
    <style:style style:name="P9" style:family="paragraph" style:parent-style-name="Standard" style:list-style-name="WWNum7">
      <style:text-properties fo:font-weight="bold" style:font-weight-asian="bold" style:font-weight-complex="bold"/>
    </style:style>
    <style:style style:name="P10" style:family="paragraph" style:parent-style-name="Standard" style:list-style-name="WWNum8">
      <style:text-properties fo:font-weight="bold" style:font-weight-asian="bold" style:font-weight-complex="bold"/>
    </style:style>
    <style:style style:name="P11" style:family="paragraph" style:parent-style-name="Standard" style:list-style-name="WWNum9">
      <style:text-properties fo:font-weight="bold" style:font-weight-asian="bold" style:font-weight-complex="bold"/>
    </style:style>
    <style:style style:name="P12" style:family="paragraph" style:parent-style-name="Standard" style:list-style-name="WWNum10">
      <style:text-properties fo:font-weight="bold" style:font-weight-asian="bold" style:font-weight-complex="bold"/>
    </style:style>
    <style:style style:name="P13" style:family="paragraph" style:parent-style-name="Standard" style:list-style-name="WWNum11">
      <style:text-properties fo:font-weight="bold" style:font-weight-asian="bold" style:font-weight-complex="bold"/>
    </style:style>
    <style:style style:name="P14" style:family="paragraph" style:parent-style-name="Standard" style:list-style-name="WWNum12">
      <style:text-properties fo:font-weight="bold" style:font-weight-asian="bold" style:font-weight-complex="bold"/>
    </style:style>
    <style:style style:name="P15" style:family="paragraph" style:parent-style-name="Standard" style:list-style-name="WWNum13">
      <style:text-properties fo:font-weight="bold" style:font-weight-asian="bold" style:font-weight-complex="bold"/>
    </style:style>
    <style:style style:name="P16" style:family="paragraph" style:parent-style-name="Standard" style:list-style-name="WWNum14">
      <style:text-properties fo:font-weight="bold" style:font-weight-asian="bold" style:font-weight-complex="bold"/>
    </style:style>
    <style:style style:name="P17" style:family="paragraph" style:parent-style-name="Standard" style:list-style-name="WWNum15">
      <style:text-properties fo:font-weight="bold" style:font-weight-asian="bold" style:font-weight-complex="bold"/>
    </style:style>
    <style:style style:name="P18" style:family="paragraph" style:parent-style-name="Standard" style:list-style-name="WWNum16">
      <style:text-properties fo:font-weight="bold" style:font-weight-asian="bold" style:font-weight-complex="bold"/>
    </style:style>
    <style:style style:name="P19" style:family="paragraph">
      <loext:graphic-properties draw:fill="solid" draw:fill-color="#a0a0a0"/>
      <style:paragraph-properties fo:text-align="center"/>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the purpose of the core module in AEM?</text:p>
      <text:p text:style-name="P1">The core module is where all the backend logic resides. It typically contains Java code for business logic, Sling Models, OSGi services, and servlets. Think of it as the brain of your AEM application, where the heavy processing happens before displaying content to users.</text:p>
      <text:p text:style-name="P1"><draw:rect text:anchor-type="as-char" style:rel-width="100%" draw:z-index="0" draw:name="Shape1" draw:style-name="gr1" draw:text-style-name="P19" svg:width="15.922cm" svg:height="0.054cm"><text:p/></draw:rect></text:p>
      <text:p text:style-name="P1">2. What kind of files and code can be found in the core folder?</text:p>
      <text:p text:style-name="P1">In the core folder, you'll find:</text:p>
      <text:list text:style-name="WWNum1">
        <text:list-item>
          <text:p text:style-name="P3">Java Classes: Business logic, Sling Models, and OSGi services.</text:p>
        </text:list-item>
        <text:list-item>
          <text:p text:style-name="P3">Bundle Configurations: bnd.bnd file for setting bundle metadata.</text:p>
        </text:list-item>
        <text:list-item>
          <text:p text:style-name="P3">POM.xml: Maven configuration for building the core module.</text:p>
        </text:list-item>
        <text:list-item>
          <text:p text:style-name="P3">Resources: META-INF and OSGI-INF folders for service configurations.</text:p>
        </text:list-item>
      </text:list>
      <text:p text:style-name="P1"><draw:rect text:anchor-type="as-char" style:rel-width="100%" draw:z-index="1" draw:name="Shape2" draw:style-name="gr1" draw:text-style-name="P19" svg:width="15.922cm" svg:height="0.054cm"><text:p/></draw:rect></text:p>
      <text:p text:style-name="P1">3. Explain the role of ui.apps in AEM projects.</text:p>
      <text:p text:style-name="P1">The ui.apps module holds all the content that is deployed to the repository (/apps folder in CRXDE). It includes:</text:p>
      <text:list text:style-name="WWNum2">
        <text:list-item>
          <text:p text:style-name="P4">Components: The building blocks of pages.</text:p>
        </text:list-item>
        <text:list-item>
          <text:p text:style-name="P4">Client Libraries: CSS, JS, and assets.</text:p>
        </text:list-item>
        <text:list-item>
          <text:p text:style-name="P4">Templates &amp; Dialogs: Configurations for authoring.</text:p>
        </text:list-item>
        <text:list-item>
          <text:p text:style-name="P4">Sling Mappings: Resource types and paths.</text:p>
        </text:list-item>
      </text:list>
      <text:p text:style-name="P1"><draw:rect text:anchor-type="as-char" style:rel-width="100%" draw:z-index="2" draw:name="Shape3" draw:style-name="gr1" draw:text-style-name="P19" svg:width="15.922cm" svg:height="0.054cm"><text:p/></draw:rect></text:p>
      <text:p text:style-name="P1">4. How are components structured in the ui.apps folder?</text:p>
      <text:p text:style-name="P1">Components in ui.apps are structured as:</text:p>
      <text:p text:style-name="P1">/apps/&lt;project_name&gt;/components/&lt;component_name&gt;</text:p>
      <text:p text:style-name="P1">Each component typically contains:</text:p>
      <text:list text:style-name="WWNum3">
        <text:list-item>
          <text:p text:style-name="P5">HTML (HTL files)</text:p>
        </text:list-item>
        <text:list-item>
          <text:p text:style-name="P5">JS/CSS (clientlibs)</text:p>
        </text:list-item>
        <text:list-item>
          <text:p text:style-name="P5">Dialogs (authoring interface)</text:p>
        </text:list-item>
        <text:list-item>
          <text:p text:style-name="P5">Sling Model or JavaScript logic (if needed)</text:p>
        </text:list-item>
      </text:list>
      <text:p text:style-name="P1"><draw:rect text:anchor-type="as-char" style:rel-width="100%" draw:z-index="3" draw:name="Shape4" draw:style-name="gr1" draw:text-style-name="P19" svg:width="15.922cm" svg:height="0.054cm"><text:p/></draw:rect></text:p>
      <text:p text:style-name="P1"/>
      <text:p text:style-name="P1"/>
      <text:p text:style-name="P1"/>
      <text:p text:style-name="P1"><text:soft-page-break/>5. Hello World Component:</text:p>
      <text:p text:style-name="P1">• Where is the Hello World component located in both core and ui.apps?</text:p>
      <text:list text:style-name="WWNum4">
        <text:list-item>
          <text:p text:style-name="P6">In core, the Java class might be in:<text:tab/></text:p>
        </text:list-item>
      </text:list>
      <text:p text:style-name="P2">/core/src/main/java/com/project/models/HelloWorldModel.java</text:p>
      <text:list text:style-name="WWNum5">
        <text:list-item>
          <text:p text:style-name="P7">In ui.apps, the component's files are in:</text:p>
        </text:list-item>
      </text:list>
      <text:p text:style-name="P2">/ui.apps/src/main/content/jcr_root/apps/&lt;project_name&gt;/components/helloworld</text:p>
      <text:p text:style-name="P1"/>
      <text:p text:style-name="P1">• Explain the Java class (in core) for the Hello World component.</text:p>
      <text:p text:style-name="P1">The Java class (HelloWorldModel.java) might look like this:</text:p>
      <text:p text:style-name="P1">@Model(adaptables = Resource.class)</text:p>
      <text:p text:style-name="P1">public class HelloWorldModel {</text:p>
      <text:p text:style-name="P1"><text:s text:c="4"/>@Inject</text:p>
      <text:p text:style-name="P1"><text:s text:c="4"/>private String message;</text:p>
      <text:p text:style-name="P1"><text:s text:c="4"/>public String getMessage() {</text:p>
      <text:p text:style-name="P1"><text:s text:c="8"/>return "Hello, " + message;</text:p>
      <text:p text:style-name="P1"><text:s text:c="4"/>}</text:p>
      <text:p text:style-name="P1">}</text:p>
      <text:p text:style-name="P1">This class acts as a Sling Model, fetching data from the JCR repository.</text:p>
      <text:p text:style-name="P1"/>
      <text:p text:style-name="P1">• How does the HTL script work in ui.apps for Hello World?</text:p>
      <text:p text:style-name="P1">The HTML file (helloworld.html) uses the Sling Model like:</text:p>
      <text:p text:style-name="P1">&lt;div data-sly-use.model="com.project.models.HelloWorldModel"&gt;</text:p>
      <text:p text:style-name="P1"><text:s text:c="4"/>${model.message}</text:p>
      <text:p text:style-name="P1">&lt;/div&gt;</text:p>
      <text:p text:style-name="P1">It pulls the data from the Java class and displays it in the component.</text:p>
      <text:p text:style-name="P1"/>
      <text:p text:style-name="P1">• How are properties and dialogs defined for this component?</text:p>
      <text:list text:style-name="WWNum6">
        <text:list-item>
          <text:p text:style-name="P8">Dialogs are defined using .content.xml or cq:dialog files.</text:p>
        </text:list-item>
        <text:list-item>
          <text:p text:style-name="P8">They create a form-like interface for authors to enter data.</text:p>
        </text:list-item>
        <text:list-item>
          <text:p text:style-name="P8">These properties are stored in the JCR under /content.</text:p>
        </text:list-item>
      </text:list>
      <text:p text:style-name="P1"><draw:rect text:anchor-type="as-char" style:rel-width="100%" draw:z-index="4" draw:name="Shape5" draw:style-name="gr1" draw:text-style-name="P19" svg:width="15.922cm" svg:height="0.054cm"><text:p/></draw:rect></text:p>
      <text:p text:style-name="P1"><text:soft-page-break/>6. What are the different types of AEM modules (core, ui.apps, ui.content, etc.)?</text:p>
      <text:list text:style-name="WWNum7">
        <text:list-item>
          <text:p text:style-name="P9">core: Java code and backend logic.</text:p>
        </text:list-item>
        <text:list-item>
          <text:p text:style-name="P9">ui.apps: Components, templates, and client libraries (/apps folder).</text:p>
        </text:list-item>
        <text:list-item>
          <text:p text:style-name="P9">ui.content: Stores sample or starter content (/content folder).</text:p>
        </text:list-item>
        <text:list-item>
          <text:p text:style-name="P9">ui.frontend: Holds front-end build tools like Webpack, Node.js projects.</text:p>
        </text:list-item>
        <text:list-item>
          <text:p text:style-name="P9">ui.tests: Automated testing configurations.</text:p>
        </text:list-item>
      </text:list>
      <text:p text:style-name="P1"><draw:rect text:anchor-type="as-char" style:rel-width="100%" draw:z-index="5" draw:name="Shape6" draw:style-name="gr1" draw:text-style-name="P19" svg:width="15.922cm" svg:height="0.054cm"><text:p/></draw:rect></text:p>
      <text:p text:style-name="P1">7. How does Maven build these modules?</text:p>
      <text:p text:style-name="P1">Maven uses the POM.xml to manage:</text:p>
      <text:list text:style-name="WWNum8">
        <text:list-item>
          <text:p text:style-name="P10">Modules: Defines how each part of the project builds.</text:p>
        </text:list-item>
        <text:list-item>
          <text:p text:style-name="P10">Dependencies: Libraries needed by the project.</text:p>
        </text:list-item>
        <text:list-item>
          <text:p text:style-name="P10">Build Plugins: Tools to compile, package, and deploy AEM modules.</text:p>
        </text:list-item>
      </text:list>
      <text:p text:style-name="P1"><draw:rect text:anchor-type="as-char" style:rel-width="100%" draw:z-index="6" draw:name="Shape7" draw:style-name="gr1" draw:text-style-name="P19" svg:width="15.922cm" svg:height="0.054cm"><text:p/></draw:rect></text:p>
      <text:p text:style-name="P1">8. Explain the build lifecycle of Maven in the context of AEM.</text:p>
      <text:p text:style-name="P1">Maven follows specific phases:</text:p>
      <text:list text:style-name="WWNum9">
        <text:list-item>
          <text:p text:style-name="P11">clean: Removes old builds.</text:p>
        </text:list-item>
        <text:list-item>
          <text:p text:style-name="P11">validate: Checks if the project is correct.</text:p>
        </text:list-item>
        <text:list-item>
          <text:p text:style-name="P11">compile: Converts source code to bytecode.</text:p>
        </text:list-item>
        <text:list-item>
          <text:p text:style-name="P11">test: Runs unit tests.</text:p>
        </text:list-item>
        <text:list-item>
          <text:p text:style-name="P11">package: Bundles code into JAR or ZIP.</text:p>
        </text:list-item>
        <text:list-item>
          <text:p text:style-name="P11">install: Places the package into the local repository.</text:p>
        </text:list-item>
        <text:list-item>
          <text:p text:style-name="P11">deploy: Deploys the package to the AEM instance.</text:p>
        </text:list-item>
      </text:list>
      <text:p text:style-name="P1"><draw:rect text:anchor-type="as-char" style:rel-width="100%" draw:z-index="7" draw:name="Shape8" draw:style-name="gr1" draw:text-style-name="P19" svg:width="15.922cm" svg:height="0.054cm"><text:p/></draw:rect></text:p>
      <text:p text:style-name="P1"/>
      <text:p text:style-name="P1"/>
      <text:p text:style-name="P1"/>
      <text:p text:style-name="P1"/>
      <text:p text:style-name="P1"/>
      <text:p text:style-name="P1"/>
      <text:p text:style-name="P1"/>
      <text:p text:style-name="P1"/>
      <text:p text:style-name="P1"><text:soft-page-break/>9. How are dependencies managed in pom.xml?</text:p>
      <text:p text:style-name="P1">In POM.xml, you define dependencies:</text:p>
      <text:p text:style-name="P1">&lt;dependencies&gt;</text:p>
      <text:p text:style-name="P1"><text:s text:c="4"/>&lt;dependency&gt;</text:p>
      <text:p text:style-name="P1"><text:s text:c="8"/>&lt;groupId&gt;com.adobe.cq&lt;/groupId&gt;</text:p>
      <text:p text:style-name="P1"><text:s text:c="8"/>&lt;artifactId&gt;core.wcm.components.core&lt;/artifactId&gt;</text:p>
      <text:p text:style-name="P1"><text:s text:c="8"/>&lt;version&gt;2.17.0&lt;/version&gt;</text:p>
      <text:p text:style-name="P1"><text:s text:c="4"/>&lt;/dependency&gt;</text:p>
      <text:p text:style-name="P1">&lt;/dependencies&gt;</text:p>
      <text:p text:style-name="P1">Maven automatically downloads and manages these libraries.</text:p>
      <text:p text:style-name="P1"><draw:rect text:anchor-type="as-char" style:rel-width="100%" draw:z-index="8" draw:name="Shape9" draw:style-name="gr1" draw:text-style-name="P19" svg:width="15.922cm" svg:height="0.054cm"><text:p/></draw:rect></text:p>
      <text:p text:style-name="P1">10. Why is Maven used instead of other build tools?</text:p>
      <text:list text:style-name="WWNum10">
        <text:list-item>
          <text:p text:style-name="P12">Standardized Structure: Predefined directory layout.</text:p>
        </text:list-item>
        <text:list-item>
          <text:p text:style-name="P12">Dependency Management: Handles external libraries seamlessly.</text:p>
        </text:list-item>
        <text:list-item>
          <text:p text:style-name="P12">Automation: Build, test, and deploy with a single command.</text:p>
        </text:list-item>
        <text:list-item>
          <text:p text:style-name="P12">Integration: Works well with AEM and Sling.</text:p>
        </text:list-item>
      </text:list>
      <text:p text:style-name="P1"><draw:rect text:anchor-type="as-char" style:rel-width="100%" draw:z-index="9" draw:name="Shape10" draw:style-name="gr1" draw:text-style-name="P19" svg:width="15.922cm" svg:height="0.054cm"><text:p/></draw:rect></text:p>
      <text:p text:style-name="P1">11. What advantages does Maven offer for AEM development?</text:p>
      <text:list text:style-name="WWNum11">
        <text:list-item>
          <text:p text:style-name="P13">Automated Builds: One command to build the entire project.</text:p>
        </text:list-item>
        <text:list-item>
          <text:p text:style-name="P13">Dependency Management: No need to manually download libraries.</text:p>
        </text:list-item>
        <text:list-item>
          <text:p text:style-name="P13">Consistency: Ensures all developers build the project the same way.</text:p>
        </text:list-item>
      </text:list>
      <text:p text:style-name="P1"><draw:rect text:anchor-type="as-char" style:rel-width="100%" draw:z-index="10" draw:name="Shape11" draw:style-name="gr1" draw:text-style-name="P19" svg:width="15.922cm" svg:height="0.054cm"><text:p/></draw:rect></text:p>
      <text:p text:style-name="P1">12. How does Maven help in managing dependencies and plugins in AEM projects?</text:p>
      <text:p text:style-name="P1">Maven uses:</text:p>
      <text:list text:style-name="WWNum12">
        <text:list-item>
          <text:p text:style-name="P14">Dependencies: Defined in &lt;dependencies&gt; section.</text:p>
        </text:list-item>
        <text:list-item>
          <text:p text:style-name="P14">Plugins: For deployment, testing, and packaging:</text:p>
        </text:list-item>
      </text:list>
      <text:p text:style-name="P1">&lt;plugins&gt;</text:p>
      <text:p text:style-name="P1"><text:s text:c="4"/>&lt;plugin&gt;</text:p>
      <text:p text:style-name="P1"><text:s text:c="8"/>&lt;groupId&gt;com.day.jcr.vault&lt;/groupId&gt;</text:p>
      <text:p text:style-name="P1"><text:s text:c="8"/>&lt;artifactId&gt;content-package-maven-plugin&lt;/artifactId&gt;</text:p>
      <text:p text:style-name="P1"><text:s text:c="4"/>&lt;/plugin&gt;</text:p>
      <text:p text:style-name="P1"><text:soft-page-break/>&lt;/plugins&gt;</text:p>
      <text:p text:style-name="P1"><draw:rect text:anchor-type="as-char" style:rel-width="100%" draw:z-index="11" draw:name="Shape12" draw:style-name="gr1" draw:text-style-name="P19" svg:width="15.922cm" svg:height="0.054cm"><text:p/></draw:rect></text:p>
      <text:p text:style-name="P1">13. What does mvn clean install do in an AEM project?</text:p>
      <text:list text:style-name="WWNum13">
        <text:list-item>
          <text:p text:style-name="P15">clean: Deletes old build files.</text:p>
        </text:list-item>
        <text:list-item>
          <text:p text:style-name="P15">install: Builds the project, runs tests, packages it, and places it in the local Maven repository.</text:p>
        </text:list-item>
      </text:list>
      <text:p text:style-name="P1"><draw:rect text:anchor-type="as-char" style:rel-width="100%" draw:z-index="12" draw:name="Shape13" draw:style-name="gr1" draw:text-style-name="P19" svg:width="15.922cm" svg:height="0.054cm"><text:p/></draw:rect></text:p>
      <text:p text:style-name="P1">14. How to deploy packages directly to AEM using Maven commands?</text:p>
      <text:p text:style-name="P1">Use:</text:p>
      <text:p text:style-name="P1">mvn clean install -PautoInstallPackage</text:p>
      <text:p text:style-name="P1">The -PautoInstallPackage profile deploys the package directly to the author instance.</text:p>
      <text:p text:style-name="P1"><draw:rect text:anchor-type="as-char" style:rel-width="100%" draw:z-index="13" draw:name="Shape14" draw:style-name="gr1" draw:text-style-name="P19" svg:width="15.922cm" svg:height="0.054cm"><text:p/></draw:rect></text:p>
      <text:p text:style-name="P1">15. Explain the purpose of different Maven profiles in AEM (autoInstallPackage, autoInstallBundle).</text:p>
      <text:list text:style-name="WWNum14">
        <text:list-item>
          <text:p text:style-name="P16">autoInstallPackage: Deploys the full content package (ui.apps, ui.content).</text:p>
        </text:list-item>
        <text:list-item>
          <text:p text:style-name="P16">autoInstallBundle: Deploys only the OSGi bundle (core code) to the AEM instance.</text:p>
        </text:list-item>
      </text:list>
      <text:p text:style-name="P1"><draw:rect text:anchor-type="as-char" style:rel-width="100%" draw:z-index="14" draw:name="Shape15" draw:style-name="gr1" draw:text-style-name="P19" svg:width="15.922cm" svg:height="0.054cm"><text:p/></draw:rect></text:p>
      <text:p text:style-name="P1">16. What is the purpose of dumplibs in AEM?</text:p>
      <text:p text:style-name="P1">dumplibs is used to:</text:p>
      <text:list text:style-name="WWNum15">
        <text:list-item>
          <text:p text:style-name="P17">Debug Client Libraries.</text:p>
        </text:list-item>
        <text:list-item>
          <text:p text:style-name="P17">Shows all client libraries (clientlibs) loaded by a page.</text:p>
        </text:list-item>
        <text:list-item>
          <text:p text:style-name="P17">Helps in identifying missing or incorrectly loaded resources.</text:p>
        </text:list-item>
      </text:list>
      <text:p text:style-name="P1"><draw:rect text:anchor-type="as-char" style:rel-width="100%" draw:z-index="15" draw:name="Shape16" draw:style-name="gr1" draw:text-style-name="P19" svg:width="15.922cm" svg:height="0.054cm"><text:p/></draw:rect></text:p>
      <text:p text:style-name="P1">17. How can you view client libraries using dumplibs?</text:p>
      <text:p text:style-name="P1">Append ?debugClientLibs=true to the page URL:</text:p>
      <text:p text:style-name="P1">http://localhost:4502/content/my-site.html?debugClientLibs=true</text:p>
      <text:p text:style-name="P1">Or use the Web Console:</text:p>
      <text:p text:style-name="P1">http://localhost:4502/libs/granite/ui/content/dumplibs.html</text:p>
      <text:p text:style-name="P1"><draw:rect text:anchor-type="as-char" style:rel-width="100%" draw:z-index="16" draw:name="Shape17" draw:style-name="gr1" draw:text-style-name="P19" svg:width="15.922cm" svg:height="0.054cm"><text:p/></draw:rect></text:p>
      <text:p text:style-name="P1">18. Explain how client libraries are structured in AEM.</text:p>
      <text:p text:style-name="P1">Client libraries (clientlibs) are organized under:</text:p>
      <text:p text:style-name="P1">/apps/&lt;project_name&gt;/clientlibs/&lt;category_name&gt;</text:p>
      <text:p text:style-name="P1"><text:soft-page-break/>They contain:</text:p>
      <text:list text:style-name="WWNum16">
        <text:list-item>
          <text:p text:style-name="P18">CSS and JS files.</text:p>
        </text:list-item>
        <text:list-item>
          <text:p text:style-name="P18">dependencies.txt: Defines dependencies on other client libraries.</text:p>
        </text:list-item>
        <text:list-item>
          <text:p text:style-name="P18">js.txt and css.txt: Lists the files to be included.</text:p>
        </text:list-item>
      </text:list>
      <text:p text:style-name="P1"><draw:rect text:anchor-type="as-char" style:rel-width="100%" draw:z-index="17" draw:name="Shape18" draw:style-name="gr1" draw:text-style-name="P19" svg:width="15.922cm" svg:height="0.054cm"><text:p/></draw:rect></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N"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ffin Jason</meta:initial-creator>
    <meta:editing-cycles>2</meta:editing-cycles>
    <meta:creation-date>2025-03-04T09:01:00</meta:creation-date>
    <dc:date>2025-03-10T19:39:34.836000000</dc:date>
    <meta:editing-duration>PT15M17S</meta:editing-duration>
    <meta:generator>LibreOffice/7.5.3.2$Windows_X86_64 LibreOffice_project/9f56dff12ba03b9acd7730a5a481eea045e468f3</meta:generator>
    <meta:document-statistic meta:table-count="0" meta:image-count="0" meta:object-count="0" meta:page-count="6" meta:paragraph-count="143" meta:word-count="872" meta:character-count="6028" meta:non-whitespace-character-count="5247"/>
    <meta:user-defined meta:name="AppVersion">16.0000</meta:user-defined>
    <meta:template xlink:type="simple" xlink:actuate="onRequest" xlink:title="Normal" xlink:href=""/>
  </office:meta>
</office:document-meta>
</file>